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b154" officeooo:paragraph-rsid="0018b15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d7fb" officeooo:paragraph-rsid="001cd7f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040b8" officeooo:paragraph-rsid="002040b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59f1d" officeooo:paragraph-rsid="00259f1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89bf0" officeooo:paragraph-rsid="00289bf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b3450" officeooo:paragraph-rsid="002b345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8b154" officeooo:paragraph-rsid="0018b15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8b154" officeooo:paragraph-rsid="0026a8e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bf966" officeooo:paragraph-rsid="001bf96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d7fb" officeooo:paragraph-rsid="001cd7fb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2040b8" officeooo:paragraph-rsid="002040b8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2040b8" officeooo:paragraph-rsid="0026a8e5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2240aa" officeooo:paragraph-rsid="002240a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4301e" officeooo:paragraph-rsid="0024301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59f1d" officeooo:paragraph-rsid="00259f1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670f7" officeooo:paragraph-rsid="002670f7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271c5b" officeooo:paragraph-rsid="00271c5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71c5b" officeooo:paragraph-rsid="00271c5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a3a4b" officeooo:paragraph-rsid="002a3a4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b3450" officeooo:paragraph-rsid="002b3450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weight="normal" officeooo:rsid="002b3450" officeooo:paragraph-rsid="002b345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e12c4" officeooo:paragraph-rsid="002e12c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08fee" officeooo:paragraph-rsid="00308fe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0dec9" officeooo:paragraph-rsid="0030dec9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20c51" officeooo:paragraph-rsid="00320c5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2ac24" officeooo:paragraph-rsid="0032ac24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332ad8" officeooo:paragraph-rsid="00332ad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paragraph-rsid="0018b154"/>
    </style:style>
    <style:style style:name="T1" style:family="text">
      <style:text-properties officeooo:rsid="00191873"/>
    </style:style>
    <style:style style:name="T2" style:family="text">
      <style:text-properties officeooo:rsid="001b5a6e"/>
    </style:style>
    <style:style style:name="T3" style:family="text">
      <style:text-properties officeooo:rsid="001e588f"/>
    </style:style>
    <style:style style:name="T4" style:family="text">
      <style:text-properties officeooo:rsid="001e726a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6" style:family="text">
      <style:text-properties fo:font-variant="normal" fo:text-transform="none" fo:letter-spacing="normal" fo:font-style="normal" loext:padding="0in" loext:border="none"/>
    </style:style>
    <style:style style:name="T7" style:family="text">
      <style:text-properties fo:font-variant="normal" fo:text-transform="none" fo:letter-spacing="normal" loext:padding="0in" loext:border="none"/>
    </style:style>
    <style:style style:name="T8" style:family="text">
      <style:text-properties officeooo:rsid="0020c544"/>
    </style:style>
    <style:style style:name="T9" style:family="text">
      <style:text-properties officeooo:rsid="002340d4"/>
    </style:style>
    <style:style style:name="T10" style:family="text">
      <style:text-properties officeooo:rsid="00272f4b"/>
    </style:style>
    <style:style style:name="T11" style:family="text">
      <style:text-properties officeooo:rsid="0033c1f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CKET MAP JOIN <text:span text:style-name="T2">&amp; </text:span><text:span text:style-name="T1">Sort merge bucket join</text:span></text:p>
      <text:p text:style-name="P7"/>
      <text:p text:style-name="P9">When map side join can’t work means more than one table are big so here bucket map join comes </text:p>
      <text:p text:style-name="P9"/>
      <text:p text:style-name="P2">Bucket map join:</text:p>
      <text:p text:style-name="P10">This can work on 2 big tables also</text:p>
      <text:p text:style-name="P10">- Both the tables should be bucketed </text:p>
      <text:p text:style-name="P7">- <text:span text:style-name="T3">Number of buckets in one table should be integral multiple number of buckets in other table</text:span></text:p>
      <text:p text:style-name="P7"><text:s text:c="3"/><text:tab/><text:span text:style-name="T4">2 → 2, 4, 6, 8, </text:span></text:p>
      <text:p text:style-name="P7"><text:tab/><text:span text:style-name="T4">3 → 3, 6, 9, 12</text:span></text:p>
      <text:p text:style-name="P28"><text:span text:style-name="T5">For bucket map join it is a condition that if we have 3 buckets for one table then for the other table should have 3 buckets or multiple of 3 buckets</text:span></text:p>
      <text:p text:style-name="P7"/>
      <text:p text:style-name="P3">In map side join before running map reduce job these fie steps happens:</text:p>
      <text:p text:style-name="P7"/>
      <text:list xml:id="list2794973573" text:style-name="L1">
        <text:list-item>
          <text:p text:style-name="P11">The local task will take the small table and <text:s/>will create hashtables for this small table.</text:p>
        </text:list-item>
        <text:list-item>
          <text:p text:style-name="P11">Once the hash tables is created then it will be put on hdfs</text:p>
        </text:list-item>
        <text:list-item>
          <text:p text:style-name="P11">from hdfs this hashtable will be broadcasted on all nodes</text:p>
        </text:list-item>
        <text:list-item>
          <text:p text:style-name="P11"><text:s/><text:span text:style-name="T8">when this hashtables is copied on nodes it will be existing in local disks of each node. This is also called distributed cache.</text:span></text:p>
        </text:list-item>
        <text:list-item>
          <text:p text:style-name="P13">Hash table is loaded in memory in each of node. <text:span text:style-name="T9">So from local disk on each node it is loaded in memory.</text:span></text:p>
        </text:list-item>
      </text:list>
      <text:p text:style-name="P14">Map reduce job runs after this</text:p>
      <text:p text:style-name="P14"/>
      <text:p text:style-name="P4">Bucket map join:</text:p>
      <text:p text:style-name="P15"/>
      <text:p text:style-name="P16">e.g, table1 has 4 buckets</text:p>
      <text:p text:style-name="P16"><text:s text:c="7"/>table2 has 8 buckets</text:p>
      <text:p text:style-name="P22">like </text:p>
      <text:p text:style-name="P22"/>
      <text:p text:style-name="P22">table1:</text:p>
      <text:p text:style-name="P22">0<text:tab/>-<text:tab/>4, 8, 12, 16, 20</text:p>
      <text:p text:style-name="P22">1<text:tab/>-<text:tab/>1, 5, 9, 13, 17</text:p>
      <text:p text:style-name="P22">2<text:tab/>-<text:tab/>2, 6, 10, 14</text:p>
      <text:p text:style-name="P22">3<text:tab/>-<text:tab/>3, 7, 11, 15, 19 </text:p>
      <text:p text:style-name="P22"/>
      <text:p text:style-name="P22">table2:</text:p>
      <text:p text:style-name="P22">0</text:p>
      <text:p text:style-name="P22">1</text:p>
      <text:p text:style-name="P22">2</text:p>
      <text:p text:style-name="P22">3</text:p>
      <text:p text:style-name="P22">4</text:p>
      <text:p text:style-name="P22">5</text:p>
      <text:p text:style-name="P22">6</text:p>
      <text:p text:style-name="P22">7</text:p>
      <text:p text:style-name="P22"/>
      <text:p text:style-name="P16"/>
      <text:p text:style-name="P16">before running mapreduce job local task will be executed</text:p>
      <text:p text:style-name="P8"/>
      <text:list xml:id="list190759437527429" text:continue-numbering="true" text:style-name="L1">
        <text:list-item>
          <text:p text:style-name="P12">The local task will take the small table and <text:s/>will create hashtables for this small table.</text:p>
        </text:list-item>
        <text:list-item>
          <text:p text:style-name="P12">Once the hash tables is created then it will be put on hdfs</text:p>
        </text:list-item>
        <text:list-item>
          <text:p text:style-name="P12">from hdfs this hashtable will be broadcasted on all nodes</text:p>
        </text:list-item>
        <text:list-item>
          <text:p text:style-name="P12"><text:soft-page-break/><text:s/><text:span text:style-name="T8">when this hashtables is copied on nodes it will be existing in local disks of each node. This is also called distributed cache.</text:span></text:p>
        </text:list-item>
        <text:list-item>
          <text:p text:style-name="P17">Only one <text:s/>bucket has to be loaded in memory in this case. <text:span text:style-name="T10">(only required buckets are loaded in memory that’s the advantage over map side join)</text:span></text:p>
        </text:list-item>
        <text:list-item>
          <text:p text:style-name="P27">there will be one to one mapping between buckets in both tables. <text:span text:style-name="T11">And quick joining can be performed as both buckets have sorted data.</text:span> </text:p>
        </text:list-item>
      </text:list>
      <text:p text:style-name="P18"/>
      <text:p text:style-name="P5">SMB (Sort Merge bucket join):</text:p>
      <text:p text:style-name="P19">can work on 2 big tables.</text:p>
      <text:p text:style-name="P19"/>
      <text:p text:style-name="P6">Constraints:</text:p>
      <text:list xml:id="list3208253327" text:style-name="L2">
        <text:list-item>
          <text:p text:style-name="P21">Both tables should be bucketed on join column</text:p>
        </text:list-item>
        <text:list-item>
          <text:p text:style-name="P21">Number of buckets in one table should be exactly number of buckets in other tables</text:p>
        </text:list-item>
        <text:list-item>
          <text:p text:style-name="P21">Both tables should be sorted based on join column</text:p>
        </text:list-item>
      </text:list>
      <text:p text:style-name="P20"/>
      <text:p text:style-name="P23">table 1<text:tab/><text:tab/><text:tab/><text:tab/><text:tab/>table 2</text:p>
      <text:p text:style-name="P23">1<text:tab/><text:tab/><text:tab/><text:tab/><text:tab/>1</text:p>
      <text:p text:style-name="P23">2<text:tab/><text:tab/><text:tab/><text:tab/><text:tab/>2</text:p>
      <text:p text:style-name="P23">3<text:tab/><text:tab/><text:tab/><text:tab/><text:tab/>3</text:p>
      <text:p text:style-name="P23">4<text:tab/><text:tab/><text:tab/><text:tab/><text:tab/>4</text:p>
      <text:p text:style-name="P23"/>
      <text:p text:style-name="P23"/>
      <text:p text:style-name="P24">so table1 bucket 1 will be joined with table2 bucket 1 (instead of looking for other buckets) so it will not be taking time)</text:p>
      <text:p text:style-name="P24"/>
      <text:p text:style-name="P25">so, there is no memory constraint <text:s/>and we don’t have to load anything in memory</text:p>
      <text:p text:style-name="P25"/>
      <text:p text:style-name="P26">mapper1 will work on bucket 1 of table1 and bucket 1 of table 2</text:p>
      <text:p text:style-name="P26">mapper 2 will work on bucket 2 of table 1 and bucket 2 of table 2</text:p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4:11:04.995798685</meta:creation-date>
    <dc:date>2022-07-12T19:07:12.268551435</dc:date>
    <meta:editing-duration>PT4H35M29S</meta:editing-duration>
    <meta:editing-cycles>32</meta:editing-cycles>
    <meta:generator>LibreOffice/7.3.4.2$Linux_X86_64 LibreOffice_project/30$Build-2</meta:generator>
    <meta:document-statistic meta:table-count="0" meta:image-count="0" meta:object-count="0" meta:page-count="2" meta:paragraph-count="56" meta:word-count="518" meta:character-count="2508" meta:non-whitespace-character-count="2016"/>
  </office:meta>
</office:document-meta>
</file>